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4.07458333333333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4.33916666666667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Platform URI</text:p>
          </table:table-cell>
          <table:table-cell office:value-type="string" table:style-name="ce2">
            <text:p>Platform has &lt;relationship&gt; Sensor</text:p>
          </table:table-cell>
          <table:table-cell office:value-type="string" table:style-name="ce2">
            <text:p>Sensor URI</text:p>
          </table:table-cell>
          <table:table-cell office:value-type="string" table:style-name="ce3">
            <text:p>Sensor has &lt;relationship&gt; 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alos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palsar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aqua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amsre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aqua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modisOnAqua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aura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omi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coriolis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windSat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dmsp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ssmI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dmsp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ssmiS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envisat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aatsr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envisat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asar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envisat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gomos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envisat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meris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envisat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merisFRS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envisat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merisRR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envisat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mipas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envisat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ra2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envisat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sciamachy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ers1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amiWsOnErs1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ers1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atsrOnErs1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ers1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raOnErs1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ers2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amiWsOnErs2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ers2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atsrOnErs2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ers2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gome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ers2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raOnErs2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fengyun3B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mwri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gcomW1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amsr2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gfo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gfora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goes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goesImager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gosat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tanso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gosat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tansoCai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gosat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tansoFts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icesat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glas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jason1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poseidon2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jason2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poseidon3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landsat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etmplus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landsat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tm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landsat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mss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landsat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oli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landsat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tirs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metOpA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airs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metOpA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amsu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metOpA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ascat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metOpA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avhrrOnMetopA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metOpA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avhrrGacOnMetopA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metOpA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gome2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metOpA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iasi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msg1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seviriOnMsg1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msg3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seviriOnMsg2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mtsat1R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jami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nimbus7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smmr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noaa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avhrrOnNOAA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noaa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avhrrGacOnNOAA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noaa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avhrrLac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noaa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avhrrHrpt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odin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osiris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odin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smr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orbview2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seaWiFs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parasol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polder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scisat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ace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scisat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aceFts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spot4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vegetation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spot5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hrs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terra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modisOnTerra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terra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sarX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terra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aster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topexPoseidon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posedion1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_trmm</text:p>
          </table:table-cell>
          <table:table-cell office:value-type="string" table:style-name="ce5">
            <text:p>hasSensor</text:p>
          </table:table-cell>
          <table:table-cell office:value-type="string" table:style-name="ce4">
            <text:p>sens_tmi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number-rows-repeated="1048509" table:style-name="ro1">
          <table:table-cell table:number-columns-repeated="16384"/>
        </table:table-row>
      </table:table>
      <table:table table:name="Sheet2" table:style-name="ta1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thorised User</meta:initial-creator>
    <dc:creator>Ruth Petrie</dc:creator>
    <meta:creation-date>2015-10-29T15:32:23Z</meta:creation-date>
    <dc:date>2016-03-04T15:24:40Z</dc:date>
    <meta:editing-cycles>2</meta:editing-cycles>
    <meta:editing-duration>PT297S</meta:editing-duration>
  </office:meta>
</office:document-meta>
</file>